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aily Scrum – 21/03/2019</text:p>
      <text:p text:style-name="P2">So far this Sprint</text:p>
      <text:p text:style-name="Normal">Lucas – working on RD GUI, bug fixes</text:p>
      <text:p text:style-name="Normal">Will – Working on editable form fixes, sorted issues lucas was having</text:p>
      <text:p text:style-name="Normal">Safoh – continued working on testing software</text:p>
      <text:p text:style-name="Normal">Elliot – Editable forms</text:p>
      <text:p text:style-name="Normal">Oliver –<text:s/>Web<text:s/>aspects, primarily backend</text:p>
      <text:p text:style-name="Normal">Nick – Graph functioning with dummy data</text:p>
      <text:p text:style-name="P3"/>
      <text:p text:style-name="P4">Today’s work</text:p>
      <text:p text:style-name="Normal">Lucas –<text:s/>working on buttons</text:p>
      <text:p text:style-name="Normal">Will – fixing editable forms, able to retrieve data from forms</text:p>
      <text:p text:style-name="Normal">Safoh – helping with bug fixes</text:p>
      <text:p text:style-name="Normal">Elliot – working with will on editable forms</text:p>
      <text:p text:style-name="Normal">Oliver<text:s/>– Continuing work on backend web</text:p>
      <text:p text:style-name="Normal">Nick – Continue with graphs, create methods to accept dat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Maslin [nim43]</meta:initial-creator>
    <dc:creator>Nick Maslin [nim43]</dc:creator>
    <meta:creation-date>2019-03-21T13:06:00Z</meta:creation-date>
    <dc:date>2019-03-21T13:24:00Z</dc:date>
    <meta:template xlink:href="Normal" xlink:type="simple"/>
    <meta:editing-cycles>6</meta:editing-cycles>
    <meta:editing-duration>PT1080S</meta:editing-duration>
    <meta:document-statistic meta:page-count="1" meta:paragraph-count="1" meta:word-count="86" meta:character-count="580" meta:row-count="4" meta:non-whitespace-character-count="495"/>
  </office:meta>
</office:document-meta>
</file>